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ria 81 odcinek 04</text:p>
      <text:p text:style-name="P1"/>
      <text:p text:style-name="P2">Etap III</text:p>
      <text:p text:style-name="P2"/>
      <text:p text:style-name="P3">czy Roman Dmowski był sojusznikiem czy przeciwnikiem Piłsudskiego</text:p>
      <text:p text:style-name="P3">jak nazywa się kruche ciasto z jabłkami <text:s text:c="54"/><text:span text:style-name="T1">szarlotka </text:span></text:p>
      <text:p text:style-name="P3">z którego państwa pochodzi taniec ludowy Tarantella <text:s text:c="31"/><text:span text:style-name="T1"><text:s/>Włochy</text:span></text:p>
      <text:p text:style-name="P3">na ktorej wyspie w miejscowości Valldemossa można zwiedzać muzeum Chopina</text:p>
      <text:p text:style-name="P4">Mallorca</text:p>
      <text:p text:style-name="P3">ile wynosi miara kąta wpisanego w koło opartegona półokręgu <text:s text:c="16"/><text:span text:style-name="T1"><text:s/>90 stopni</text:span></text:p>
      <text:p text:style-name="P3">jak nazywał się cymbalista z Pana Tadeusza <text:s text:c="43"/><text:span text:style-name="T1"><text:s text:c="4"/>Jankie</text:span>l</text:p>
      <text:p text:style-name="P3">z francuskiej Dunkierki jest bliżej do granicy belgijskiej czy hiszpańskiej <text:s text:c="3"/><text:span text:style-name="T1">belgijskiej</text:span></text:p>
      <text:p text:style-name="P3">czy padaczka i epilepsja to nazwy tej samej choroby <text:s text:c="24"/><text:span text:style-name="T1"><text:s/>TAK</text:span></text:p>
      <text:p text:style-name="P3">w którym mieście toczy się akcja filmu Kutza śmierć jak kromka chleba <text:s text:c="3"/><text:span text:style-name="T1">Katowice</text:span></text:p>
      <text:p text:style-name="P3">na których instrumentach grają muzycy zespołu Apocalyptyca: wiolonczela czy skrzypce</text:p>
      <text:p text:style-name="P4">wiolonczela</text:p>
      <text:p text:style-name="P3">na którym półwyspie leży Norwegia <text:s text:c="51"/><text:span text:style-name="T1"><text:s/>skandynawski</text:span></text:p>
      <text:p text:style-name="P3">Ojczyzna jest to wielki, zbiorowy obowiązek, który poeta jest autorem tych słów <text:s text:c="2"/><text:span text:style-name="T1">Norwid</text:span></text:p>
      <text:p text:style-name="P3">z której dynastii pochodził król Jan Kazimierz <text:s text:c="35"/><text:span text:style-name="T1"><text:s/>Wazowie</text:span></text:p>
      <text:p text:style-name="P3">czy ryba zwana muleną ma łuski <text:s text:c="57"/><text:span text:style-name="T1"><text:s/>NIE </text:span></text:p>
      <text:p text:style-name="P3">co przedstawiała rzeźba zwana w starożytnej Grecji Kuros <text:s text:c="17"/><text:span text:style-name="T1">nagi młodzieniec</text:span></text:p>
      <text:p text:style-name="P3">wokalistą którego zespołu jest Sebastian Karpiel- Bułecka <text:s text:c="18"/><text:span text:style-name="T1">Zakopower</text:span></text:p>
      <text:p text:style-name="P3">czym różni się flaga Indonezji od flagi Polski <text:s text:c="38"/><text:span text:style-name="T1">odwrócone barwy</text:span></text:p>
      <text:p text:style-name="P3">jak nazywał się angielski pisarz twórca postaci Sherlocka Holmesa <text:s text:c="9"/><text:span text:style-name="T1"><text:s text:c="2"/>Conan Doyle</text:span></text:p>
      <text:p text:style-name="P3">ile osób piastowało urząd kanclerza RFN po II WŚ mniej czy więcej niż 10 <text:s text:c="2"/><text:span text:style-name="T1"><text:s/>mniej </text:span></text:p>
      <text:p text:style-name="P3">w którym hiszpańskim mieśnie znajduje się grobowiec Krzysztofa Kolumba <text:s/><text:span text:style-name="T1">Sevill</text:span>a</text:p>
      <text:p text:style-name="P3">w którym wieku wyruszyła tzw, krucjata dziecięca <text:s text:c="31"/><text:span text:style-name="T1">XIII w.</text:span></text:p>
      <text:p text:style-name="P3">jak miała na imię żona Piasta <text:s text:c="64"/><text:span text:style-name="T1"><text:s/>Rzepicha</text:span></text:p>
      <text:p text:style-name="P3">AN 124 to rodzaj samolotu czy okrętu wojennego <text:s text:c="31"/><text:span text:style-name="T1"><text:s/>samolot</text:span></text:p>
      <text:p text:style-name="P3">w 1980 r powstał NSZZ Solidarność rozwiń ten skrót</text:p>
      <text:p text:style-name="P3">nad którym morzem leży Tel Awiw <text:s text:c="55"/><text:span text:style-name="T1">Śródziemne</text:span></text:p>
      <text:p text:style-name="P3">co znaczy łacińskie wyrażenie herbum nobile <text:s text:c="22"/><text:span text:style-name="T1"><text:s/>słowo szlachcica zobowiązuje</text:span></text:p>
      <text:p text:style-name="P3">który polski generał nazywany był bohaterem trzech narodów <text:s text:c="12"/><text:span text:style-name="T1">Józef Be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4-09-09T12:03:45.25</meta:creation-date>
    <meta:document-statistic meta:table-count="0" meta:image-count="0" meta:object-count="0" meta:page-count="1" meta:paragraph-count="31" meta:word-count="263" meta:character-count="2387"/>
    <dc:date>2014-09-09T12:18:20.71</dc:date>
    <meta:editing-duration>PT00H14M35S</meta:editing-duration>
    <meta:editing-cycles>1</meta:editing-cycles>
    <meta:generator>OpenOffice.ux.pl/3.1$Win32 OpenOffice.org_project/310m11$Build-39399</meta:generator>
  </office:meta>
</office:document-meta>
</file>